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E300000145687DB739CC7D10D7.png" manifest:media-type="image/png"/>
  <manifest:file-entry manifest:full-path="Pictures/10000201000002070000017A7F070EFE14CD2C7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f4736" officeooo:paragraph-rsid="001f4736" style:text-blinking="false" fo:background-color="transparent" loext:padding="0cm" loext:border="none"/>
    </style:style>
    <style:style style:name="T1" style:family="text">
      <style:text-properties officeooo:rsid="001f473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2d5ddc21-7fff-f4a2-9be2-6032f9123545"/></text:p>
      <text:p text:style-name="P1"/>
      <text:p text:style-name="P1"/>
      <text:p text:style-name="P3">molecula A</text:p>
      <text:p text:style-name="P3"/>
      <text:p text:style-name="P1"/>
      <text:p text:style-name="P1"><text:bookmark text:name="docs-internal-guid-2d5ddc21-7fff-f4a2-9be2-6032f91235451"/><draw:frame draw:style-name="fr1" draw:name="Imagen1" text:anchor-type="as-char" svg:width="12.859cm" svg:height="9.366cm" draw:z-index="0"><draw:image xlink:href="Pictures/10000201000002070000017A7F070EFE14CD2C77.png" xlink:type="simple" xlink:show="embed" xlink:actuate="onLoad" loext:mime-type="image/png"/></draw:frame></text:p>
      <text:p text:style-name="Standard"/>
      <text:p text:style-name="P1"><text:bookmark text:name="docs-internal-guid-019dae50-7fff-b474-ea69-f1ade69b1d0d"/><draw:frame draw:style-name="fr1" draw:name="Imagen2" text:anchor-type="as-char" svg:width="12.779cm" svg:height="8.599cm" draw:z-index="1"><draw:image xlink:href="Pictures/10000201000001E300000145687DB739CC7D10D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03T16:48:55.565259109</meta:creation-date>
    <dc:date>2022-10-03T16:57:40.098122823</dc:date>
    <meta:editing-duration>PT8M48S</meta:editing-duration>
    <meta:editing-cycles>1</meta:editing-cycles>
    <meta:document-statistic meta:table-count="0" meta:image-count="2" meta:object-count="0" meta:page-count="1" meta:paragraph-count="3" meta:word-count="2" meta:character-count="10" meta:non-whitespace-character-count="9"/>
    <meta:generator>LibreOffice/6.4.6.2$Linux_X86_64 LibreOffice_project/40$Build-2</meta:generator>
  </office:meta>
</office:document-meta>
</file>